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2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3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4" style:family="paragraph" style:parent-style-name="Standard">
      <style:paragraph-properties fo:margin-top="0.0835in" fo:margin-bottom="0.111in" fo:line-height="120%" fo:break-before="page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5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6" style:family="paragraph" style:parent-style-name="Standard">
      <style:paragraph-properties fo:margin-left="0in" fo:margin-right="0in" fo:margin-top="0in" fo:margin-bottom="0.1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6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8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9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0" style:family="paragraph" style:parent-style-name="Standard">
      <style:paragraph-properties fo:margin-top="0.1in" fo:margin-bottom="0in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43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44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GRAY CALHOUN</text:p>
      <text:p text:style-name="P1"/>
      <text:p text:style-name="P1"/>
      <text:p text:style-name="P15"><text:span text:style-name="T3"><text:tab/>email: </text:span><text:span text:style-name="T4">gcalhoun@iastate.edu</text:span></text:p>
      <text:p text:style-name="P15"><text:span text:style-name="T3"><text:tab/>phone: </text:span><text:span text:style-name="T4">(858) 361-4248</text:span></text:p>
      <text:p text:style-name="P15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5"><text:span text:style-name="T3"><text:tab/>last updated: </text:span><text:span text:style-name="T4"><text:date style:data-style-name="N84" text:date-value="2015-05-01T10:11:41.99">2015-05-01</text:date></text:span></text:p>
      <text:p text:style-name="P21"/>
      <text:p text:style-name="P22">EDUCATION</text:p>
      <text:p text:style-name="P13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2"><text:span text:style-name="T8">MS in Statistics, 2006</text:span><text:span text:style-name="T10"><text:tab/></text:span></text:p>
      <text:p text:style-name="P27"><text:span text:style-name="T8">Thesis title: </text:span><text:span text:style-name="T11">Limit theory for overfit models </text:span></text:p>
      <text:p text:style-name="P29">Advisors: Graham Elliott and Allan Timmermann</text:p>
      <text:p text:style-name="P2"/>
      <text:p text:style-name="P14"><text:span text:style-name="T6">Tufts University<text:tab/></text:span><text:span text:style-name="T7">1997 to 2001</text:span></text:p>
      <text:p text:style-name="P3">BA in Mathematics, 2001</text:p>
      <text:p text:style-name="P6"/>
      <text:p text:style-name="P22">ACADEMIC POSITIONS</text:p>
      <text:p text:style-name="P14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2">GRANTS AND AWARDS</text:p>
      <text:p text:style-name="P36">Iowa State University Strategic Initiative, "Graphical Processing Units (GPU) for Parallel Computing," with Helle Bunzel, Jarad Niemi, and Mervyn Marasinghe, 2012. ($87,727.39)</text:p>
      <text:p text:style-name="P36">Walter P. Heller Award for Outstanding Third-Year Paper, UCSD Economics Department, 2006</text:p>
      <text:p text:style-name="P36"/>
      <text:p text:style-name="P22">PUBLICATIONS</text:p>
      <text:p text:style-name="P28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23"><text:soft-page-break/>WORKING PAPERS</text:p>
      <text:p text:style-name="P37"><text:span text:style-name="T8">Out-of-sample comparisons of overfit models. Working Paper 11002, Iowa State University, 2014 (submitted to </text:span><text:span text:style-name="T11">Quantitative Economics</text:span><text:span text:style-name="T8">)</text:span></text:p>
      <text:p text:style-name="P37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7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7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7"><text:span text:style-name="T8">Causality in the Reinhart-Rogoff dataset, the plots thicken. 2015 (submitted to </text:span><text:span text:style-name="T11">Economic Letters</text:span><text:span text:style-name="T8">)</text:span></text:p>
      <text:p text:style-name="P38">Graphing better Impulse Response Functions for discrete-time linear models. 2015 (joint with Seth Pruitt)</text:p>
      <text:p text:style-name="P38">A simple block bootstrap for asymptotically normal out-of-sample test statistics. 2015</text:p>
      <text:p text:style-name="P17"/>
      <text:p text:style-name="P22">EXTERNAL PRESENTATIONS</text:p>
      <text:p text:style-name="P4">2015<text:tab/>University of Montreal; CIREQ Econometrics Conference (planned)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24">TEACHING</text:p>
      <text:p text:style-name="P39"><text:span text:style-name="T8">PhD Econometrics 1 (Team-Based Learning)<text:tab/></text:span><text:span text:style-name="T12">2014 to present</text:span></text:p>
      <text:p text:style-name="P39"><text:span text:style-name="T8">PhD Econometrics 1 (as traditional lectures)<text:tab/></text:span><text:span text:style-name="T12">2009 to 2013</text:span></text:p>
      <text:p text:style-name="P39"><text:span text:style-name="T8">PhD Macroeconometrics<text:tab/></text:span><text:span text:style-name="T12">2011 to present</text:span></text:p>
      <text:p text:style-name="P39"><text:span text:style-name="T8">Principles of Macroeconomics<text:tab/></text:span><text:span text:style-name="T12">2010 to present</text:span></text:p>
      <text:p text:style-name="P39"><text:span text:style-name="T8">Undergraduate Econometrics 3 (UCSD)<text:tab/></text:span><text:span text:style-name="T12">Spring 2009</text:span></text:p>
      <text:p text:style-name="P18"/>
      <text:p text:style-name="P22">GRADUATE STUDENT ADVISING</text:p>
      <text:p text:style-name="P19"><text:tab/>PhD students, Major Professor</text:p>
      <text:p text:style-name="P9">Anwen Yin, PhD Economics<text:tab/>2015 (planned)</text:p>
      <text:p text:style-name="P10">Co-advisor with Helle Bunzel</text:p>
      <text:p text:style-name="P11">Placement: Assistant Prof. of Economics at Texas A&amp;M International University</text:p>
      <text:p text:style-name="P40">Matt Simpson, PhD Economics and Statistics<text:tab/>2015 (planned)</text:p>
      <text:p text:style-name="P11">Co-advisor with Jarad Niemi</text:p>
      <text:p text:style-name="P11">Placement: Postdoc in Statistics at University of Missouri</text:p>
      <text:p text:style-name="P17"/>
      <text:p text:style-name="P43"><text:tab/>Graduate student committee membership</text:p>
      <text:p text:style-name="P35">Samantha Tyner, PhD Statistics<text:tab/>current student</text:p>
      <text:p text:style-name="P35">Carson Sievert, PhD Statistics<text:tab/>current student</text:p>
      <text:p text:style-name="P35">Yang He, PhD Economics<text:tab/>current student</text:p>
      <text:p text:style-name="P30">Ziran Li, PhD Economics<text:tab/><text:span text:style-name="T14">current student</text:span></text:p>
      <text:p text:style-name="P30">Soumnyadip Roy, PhD Economics<text:tab/><text:span text:style-name="T14">current student</text:span></text:p>
      <text:p text:style-name="P31">Zabid Iqbal, PhD Economics<text:tab/><text:span text:style-name="T14">current student</text:span></text:p>
      <text:p text:style-name="P32">Jessica Short, MS Statistics<text:tab/>2015 (planned)</text:p>
      <text:p text:style-name="P31">Xiying Liu, PhD Economics<text:tab/>2015 (planned)</text:p>
      <text:p text:style-name="P32">Matthew Clancy, PhD Economics<text:tab/>2015 (planned)</text:p>
      <text:p text:style-name="P32">Sam Helmich, MS Statistics<text:tab/>2015</text:p>
      <text:p text:style-name="P33">Deung-Yong Heo, PhD Economics<text:tab/><text:span text:style-name="T13">2015</text:span></text:p>
      <text:p text:style-name="P33">Yihui Xie, PhD Statistics<text:tab/>2013</text:p>
      <text:p text:style-name="P34">Nathan Zimmerman, MS Statistics<text:tab/>2013</text:p>
      <text:p text:style-name="P34">Jeremiah Richey, PhD Economics<text:tab/>2012</text:p>
      <text:p text:style-name="P34">Ozgu Serttas, PhD Economics<text:tab/>2010</text:p>
      <text:p text:style-name="P17"/>
      <text:p text:style-name="P22"><text:soft-page-break/>PROFESSIONAL SERVICE</text:p>
      <text:p text:style-name="P26"><text:tab/>Journal and handbook referee</text:p>
      <text:p text:style-name="P25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6"/>
      <text:p text:style-name="P19"><text:tab/>University committees at Iowa State</text:p>
      <text:p text:style-name="P31">Faculty Representative Assembly Executive Committee<text:tab/>2014 to present</text:p>
      <text:p text:style-name="P30">Faculty Representative Assembly<text:tab/>2013 to present</text:p>
      <text:p text:style-name="P16"/>
      <text:p text:style-name="P19"><text:tab/>Departmental committees at Iowa State</text:p>
      <text:p text:style-name="P30">Agricultural economist hiring<text:tab/>2014 to 2015</text:p>
      <text:p text:style-name="P30">Environmental and resource economist hiring<text:tab/>2013 to 2014</text:p>
      <text:p text:style-name="P30">Computer support staff hiring<text:tab/>2012 to 2013</text:p>
      <text:p text:style-name="P30">Graduate Student Admissions<text:tab/>2009 to 2013</text:p>
      <text:p text:style-name="P30">Computer Committee<text:tab/>2009 to 2014</text:p>
      <text:p text:style-name="P16"/>
      <text:p text:style-name="P19"><text:tab/>Professional membership</text:p>
      <text:p text:style-name="P20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size="11pt" fo:font-weight="bold" style:font-size-asian="11pt" style:font-weight-asian="bold" style:font-name-complex="Garamond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name-complex="Garamon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name-complex="Garamond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0pt" style:letter-kerning="true" style:font-size-asian="10pt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1"/>
    </style:style>
    <style:style style:name="WW8Num4z1" style:family="text">
      <style:text-properties style:font-name="OpenSymbol" style:font-name-complex="OpenSymbo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/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ray Calhoun's CV</dc:title>
    <meta:initial-creator>ctull</meta:initial-creator>
    <meta:creation-date>2006-10-25T21:25:00</meta:creation-date>
    <dc:creator>Gray Calhoun</dc:creator>
    <dc:date>2015-05-01T10:11:42</dc:date>
    <meta:print-date>2006-06-01T15:06:00</meta:print-date>
    <meta:editing-cycles>17</meta:editing-cycles>
    <meta:editing-duration>PT00H25M55S</meta:editing-duration>
    <meta:generator>OpenOffice.org/3.1$Unix OpenOffice.org_project/310m19$Build-9420</meta:generator>
    <meta:document-statistic meta:table-count="0" meta:image-count="0" meta:object-count="0" meta:page-count="4" meta:paragraph-count="83" meta:word-count="610" meta:character-count="4618"/>
  </office:meta>
</office:document-meta>
</file>